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1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S3</text:p>
          </table:table-cell>
          <table:table-cell office:value-type="string" table:style-name="ce1">
            <text:p>S4</text:p>
          </table:table-cell>
          <table:table-cell office:value-type="string" table:style-name="ce1">
            <text:p>M1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meta:initial-creator>wilcar ortiz</meta:initial-creator>
    <dc:creator>wilcar ortiz</dc:creator>
    <meta:creation-date>2024-03-16T23:31:35Z</meta:creation-date>
    <dc:date>2024-03-16T23:35:28Z</dc:date>
  </office:meta>
</office:document-meta>
</file>